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03" calcext:value-type="date">
            <text:p>03/09/2025</text:p>
          </table:table-cell>
          <table:table-cell table:style-name="ce36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89 - mens. 08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9-17" calcext:value-type="date">
            <text:p>17/09/2025</text:p>
          </table:table-cell>
          <table:table-cell table:style-name="ce36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7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5:10:36.185010400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5:10:36.19348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09-22T15:11:14.440020500</dc:date>
    <dc:language>pt-PT</dc:language>
    <meta:editing-cycles>595</meta:editing-cycles>
    <meta:editing-duration>PT15H52M58S</meta:editing-duration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